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274b2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208b64" style:font-size-asian="12pt" style:font-size-complex="12pt"/>
    </style:style>
    <style:style style:name="P16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18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text-properties officeooo:paragraph-rsid="00116df3"/>
    </style:style>
    <style:style style:name="P20" style:family="paragraph" style:parent-style-name="Standard" style:list-style-name="L8">
      <style:text-properties officeooo:rsid="002574f1" officeooo:paragraph-rsid="002574f1"/>
    </style:style>
    <style:style style:name="P21" style:family="paragraph" style:parent-style-name="Standard" style:list-style-name="L9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2" style:family="paragraph" style:parent-style-name="Standard" style:list-style-name="L10">
      <style:text-properties officeooo:paragraph-rsid="00208b6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574f1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c5e45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13" style:family="text">
      <style:text-properties officeooo:rsid="00208b64"/>
    </style:style>
    <style:style style:name="T14" style:family="text">
      <style:text-properties fo:font-weight="bold" officeooo:rsid="00148c7a" style:font-weight-asian="bold" style:font-weight-complex="bold"/>
    </style:style>
    <style:style style:name="T15" style:family="text">
      <style:text-properties fo:font-weight="bold" officeooo:rsid="00208b64" style:font-weight-asian="bold" style:font-weight-complex="bold"/>
    </style:style>
    <style:style style:name="T16" style:family="text">
      <style:text-properties fo:font-weight="bold" officeooo:rsid="0021ffe9" style:font-weight-asian="bold" style:font-weight-complex="bold"/>
    </style:style>
    <style:style style:name="T17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2ad4b0" style:font-size-asian="12pt" style:font-size-complex="12pt"/>
    </style:style>
    <style:style style:name="T21" style:family="text">
      <style:text-properties officeooo:rsid="00274b24"/>
    </style:style>
    <style:style style:name="T22" style:family="text">
      <style:text-properties officeooo:rsid="0028356a"/>
    </style:style>
    <style:style style:name="T23" style:family="text">
      <style:text-properties officeooo:rsid="002ad4b0"/>
    </style:style>
    <style:style style:name="T24" style:family="text">
      <style:text-properties officeooo:rsid="002f404a"/>
    </style:style>
    <style:style style:name="T25" style:family="text">
      <style:text-properties officeooo:rsid="002fedd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"><text:span text:style-name="T21">1</text:span><text:span text:style-name="T24">0</text:span><text:span text:style-name="T6">3</text:span><text:span text:style-name="T5"> - </text:span><text:span text:style-name="T22">Controls - </text:span><text:span text:style-name="T23">Pilot</text:span><text:span text:style-name="T25"> - </text:span>Throttle <text:span text:style-name="T1">Base</text:span></text:p>
      <text:p text:style-name="P6">U=Up, D=Down, F=Forward, B=Backward, L=Left, R=Right, P=Press, S-*=Shift-<text:span text:style-name="T3">*</text:span>, L-*=Long-<text:span text:style-name="T3">*</text:span></text:p>
      <text:p text:style-name="P4"/>
      <text:p text:style-name="P2">Mode selector</text:p>
      <text:list xml:id="list1387382697" text:style-name="L1">
        <text:list-item>
          <text:p text:style-name="P7">Turn: --</text:p>
        </text:list-item>
      </text:list>
      <text:p text:style-name="P2">Flaps lever</text:p>
      <text:list xml:id="list4189887761" text:style-name="L2">
        <text:list-item>
          <text:p text:style-name="P10"><text:span text:style-name="T1">Axis</text:span><text:span text:style-name="T2">: --</text:span></text:p>
        </text:list-item>
      </text:list>
      <text:p text:style-name="P2">T1 switch</text:p>
      <text:list xml:id="list103825443" text:style-name="L3">
        <text:list-item>
          <text:p text:style-name="P8">F: --</text:p>
        </text:list-item>
      </text:list>
      <text:p text:style-name="P2">T2 switch</text:p>
      <text:list xml:id="list1838167058" text:style-name="L4">
        <text:list-item>
          <text:p text:style-name="P9">F: --</text:p>
        </text:list-item>
      </text:list>
      <text:p text:style-name="P2">T3 switch</text:p>
      <text:list xml:id="list2530721895" text:style-name="L5">
        <text:list-item>
          <text:p text:style-name="P11">F: --</text:p>
        </text:list-item>
      </text:list>
      <text:p text:style-name="P2">T4 switch</text:p>
      <text:list xml:id="list1515294484" text:style-name="L6">
        <text:list-item>
          <text:p text:style-name="P12">F: --</text:p>
        </text:list-item>
      </text:list>
      <text:p text:style-name="P5"><text:span text:style-name="T14">Lighted Buttons -- </text:span><text:span text:style-name="T15">Master Arm and Weapon selection</text:span></text:p>
      <text:list xml:id="list4198815759" text:style-name="L7">
        <text:list-item>
          <text:p text:style-name="P15"><text:span text:style-name="T1">B1</text:span><text:span text:style-name="T2">: </text:span><text:span text:style-name="T12">--</text:span></text:p>
        </text:list-item>
        <text:list-item>
          <text:p text:style-name="P17">B4: --</text:p>
        </text:list-item>
        <text:list-item>
          <text:p text:style-name="P17"><text:bookmark text:name="docs-internal-guid-76cb0f28-7fff-4e99-7e69-7c07eda6889b"/>B2: --</text:p>
        </text:list-item>
        <text:list-item>
          <text:p text:style-name="P17">B5: --</text:p>
        </text:list-item>
        <text:list-item>
          <text:p text:style-name="P17">B3: --</text:p>
        </text:list-item>
        <text:list-item>
          <text:p text:style-name="P18">B6: --</text:p>
        </text:list-item>
      </text:list>
      <text:p text:style-name="P2">T5 switch</text:p>
      <text:list xml:id="list735864496" text:style-name="L8">
        <text:list-item>
          <text:p text:style-name="P19"><text:span text:style-name="T18">U/</text:span><text:span text:style-name="T19">D</text:span><text:span text:style-name="T18">: </text:span><text:span text:style-name="T19">Landing gear up/down (when landing gear lock lever is up)</text:span></text:p>
        </text:list-item>
        <text:list-item>
          <text:p text:style-name="P20"><text:span text:style-name="T19">S-</text:span><text:span text:style-name="T17">U/S-D: Landing gear lock lever toggle (either direction toggles)</text:span></text:p>
        </text:list-item>
      </text:list>
      <text:p text:style-name="P1"><text:span text:style-name="T14">T6 switch -- </text:span><text:span text:style-name="T15">Left side door gunner control </text:span><text:span text:style-name="T16">("LH Gunner")</text:span></text:p>
      <text:list xml:id="list2586713177" text:style-name="L9">
        <text:list-item>
          <text:p text:style-name="P21"><text:span text:style-name="T2">U:</text:span><text:bookmark text:name="docs-internal-guid-5c1c3bc9-7fff-d0bf-0d8d-375cd9dc0784"/><text:span text:style-name="T2"> </text:span><text:span text:style-name="T10">AI Gunner ROE </text:span><text:span text:style-name="T11">(Safe/Return Fire/Fire at Will</text:span><text:span text:style-name="T10">)</text:span> </text:p>
        </text:list-item>
        <text:list-item>
          <text:p text:style-name="P21"><text:span text:style-name="T2">D: </text:span><text:bookmark text:name="docs-internal-guid-f1f031f3-7fff-0854-2509-a91975f6fdeb"/><text:span text:style-name="T10">AI Gunner Burst Switch</text:span> <text:span text:style-name="T13">(Long/Short)</text:span></text:p>
        </text:list-item>
      </text:list>
      <text:p text:style-name="P2">T7 switch</text:p>
      <text:list xml:id="list1781406329" text:style-name="L10">
        <text:list-item>
          <text:p text:style-name="P22"><text:span text:style-name="T7">U/</text:span><text:span text:style-name="T8">D</text:span><text:span text:style-name="T7">: </text:span><text:span text:style-name="T9">Open/Close Cockpit Door</text:span></text:p>
        </text:list-item>
        <text:list-item>
          <text:p text:style-name="P22"><text:span text:style-name="T19">S-U/S-</text:span><text:span text:style-name="T18">D: </text:span><text:span text:style-name="T20">Cabin Unseal Switch On/Off</text:span></text:p>
        </text:list-item>
      </text:list>
      <text:p text:style-name="P2">E1 dial -- <text:span text:style-name="T1">Kneeboard</text:span></text:p>
      <text:list xml:id="list1192445510" text:style-name="L11">
        <text:list-item>
          <text:p text:style-name="P13">P: Kneeboard toggle</text:p>
        </text:list-item>
        <text:list-item>
          <text:p text:style-name="P16"><text:span text:style-name="T4">L/R</text:span><text:span text:style-name="T1">: Flip pages</text:span></text:p>
        </text:list-item>
      </text:list>
      <text:p text:style-name="P2">E2 dial -- <text:span text:style-name="T1">NVGs</text:span></text:p>
      <text:list xml:id="list2846120835" text:style-name="L12">
        <text:list-item>
          <text:p text:style-name="P14">P: Toggle NVGs on/off</text:p>
        </text:list-item>
        <text:list-item>
          <text:p text:style-name="P14"><text:span text:style-name="T4">L/R</text:span>: NVG gain up/dow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1T20:25:32.359000000</dc:date>
    <meta:editing-duration>PT3H30M52S</meta:editing-duration>
    <meta:editing-cycles>3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6" meta:word-count="162" meta:character-count="791" meta:non-whitespace-character-count="686"/>
  </office:meta>
</office:document-meta>
</file>